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j5">
      <style:table-properties table:display="true" style:writing-mode="lr-tb"/>
    </style:style>
    <style:style style:name="ta3" style:family="table" style:master-page-name="PageStyle_5f_Ej6">
      <style:table-properties table:display="true" style:writing-mode="lr-tb"/>
    </style:style>
    <style:style style:name="ta4" style:family="table" style:master-page-name="PageStyle_5f_Ej11">
      <style:table-properties table:display="true" style:writing-mode="lr-tb"/>
    </style:style>
    <style:style style:name="ta5" style:family="table" style:master-page-name="PageStyle_5f_Ej13">
      <style:table-properties table:display="true" style:writing-mode="lr-tb"/>
    </style:style>
    <style:style style:name="ta6" style:family="table" style:master-page-name="PageStyle_5f_Ej17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1" table:style-name="ta1">
        <office:forms form:automatic-focus="false" form:apply-design-mode="false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Programa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Instrucciones (x10^6)</text:p>
          </table:table-cell>
          <table:table-cell office:value-type="string" calcext:value-type="string">
            <text:p>Ciclos/instrucción</text:p>
          </table:table-cell>
          <table:table-cell office:value-type="string" calcext:value-type="string">
            <text:p>Ciclos (x10^6)</text:p>
          </table:table-cell>
        </table:table-row>
        <table:table-row table:style-name="ro1">
          <table:table-cell office:value-type="string" calcext:value-type="string">
            <text:p>asterix</text:p>
          </table:table-cell>
          <table:table-cell office:value-type="float" office:value="56" calcext:value-type="float">
            <text:p>56</text:p>
          </table:table-cell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table:formula="of:=[.D2]*[.C2]"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obelix</text:p>
          </table:table-cell>
          <table:table-cell office:value-type="float" office:value="59" calcext:value-type="float">
            <text:p>59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table:formula="of:=[.D3]*[.C3]"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panoramix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formula="of:=[.D4]*[.C4]"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idefix</text:p>
          </table:table-cell>
          <table:table-cell office:value-type="float" office:value="132" calcext:value-type="float">
            <text:p>13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[.D5]*[.C5]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abraracurcix</text:p>
          </table:table-cell>
          <table:table-cell office:value-type="float" office:value="120" calcext:value-type="float">
            <text:p>120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table:formula="of:=[.D6]*[.C6]" office:value-type="float" office:value="1175" calcext:value-type="float">
            <text:p>1175</text:p>
          </table:table-cell>
        </table:table-row>
        <table:table-row table:style-name="ro1">
          <table:table-cell table:style-name="Default"/>
          <table:table-cell table:style-name="ce2" table:formula="of:=SUM([.B1:.B6])" office:value-type="float" office:value="480" calcext:value-type="float">
            <text:p>480</text:p>
          </table:table-cell>
          <table:table-cell table:style-name="ce2" table:formula="of:=SUM([.C1:.C6])" office:value-type="float" office:value="1795" calcext:value-type="float">
            <text:p>1795</text:p>
          </table:table-cell>
          <table:table-cell table:style-name="ce2"/>
          <table:table-cell table:style-name="ce2" table:formula="of:=SUM([.E1:.E6])" office:value-type="float" office:value="6367" calcext:value-type="float">
            <text:p>6367</text:p>
          </table:table-cell>
        </table:table-row>
      </table:table>
      <table:table table:name="Ej5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1" office:value-type="string" calcext:value-type="string">
            <text:p>Programa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A-Base</text:p>
          </table:table-cell>
          <table:table-cell table:style-name="ce1" office:value-type="string" calcext:value-type="string">
            <text:p>A-Peak</text:p>
          </table:table-cell>
          <table:table-cell table:style-name="ce1" office:value-type="string" calcext:value-type="string">
            <text:p>Ref/A-Base</text:p>
          </table:table-cell>
          <table:table-cell table:style-name="ce1" office:value-type="string" calcext:value-type="string">
            <text:p>Ref/A-Pea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168.wupwise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300" calcext:value-type="float">
            <text:p>300</text:p>
          </table:table-cell>
          <table:table-cell table:style-name="ce5" table:formula="of:=[.$B2]/[.C2]" office:value-type="float" office:value="3.81861575178998" calcext:value-type="float">
            <text:p>3,8186</text:p>
          </table:table-cell>
          <table:table-cell table:style-name="ce5" table:formula="of:=[.$B2]/[.D2]" office:value-type="float" office:value="5.33333333333333" calcext:value-type="float">
            <text:p>5,3333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171.swim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562" calcext:value-type="float">
            <text:p>562</text:p>
          </table:table-cell>
          <table:table-cell table:style-name="ce5" table:formula="of:=[.$B3]/[.C3]" office:value-type="float" office:value="5.51601423487544" calcext:value-type="float">
            <text:p>5,5160</text:p>
          </table:table-cell>
          <table:table-cell table:style-name="ce5" table:formula="of:=[.$B3]/[.D3]" office:value-type="float" office:value="5.51601423487544" calcext:value-type="float">
            <text:p>5,5160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172.mgrid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607" calcext:value-type="float">
            <text:p>607</text:p>
          </table:table-cell>
          <table:table-cell table:style-name="ce5" table:formula="of:=[.$B4]/[.C4]" office:value-type="float" office:value="2.96540362438221" calcext:value-type="float">
            <text:p>2,9654</text:p>
          </table:table-cell>
          <table:table-cell table:style-name="ce5" table:formula="of:=[.$B4]/[.D4]" office:value-type="float" office:value="2.96540362438221" calcext:value-type="float">
            <text:p>2,9654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173.applu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05" calcext:value-type="float">
            <text:p>605</text:p>
          </table:table-cell>
          <table:table-cell table:style-name="ce5" table:formula="of:=[.$B5]/[.C5]" office:value-type="float" office:value="3.19148936170213" calcext:value-type="float">
            <text:p>3,1915</text:p>
          </table:table-cell>
          <table:table-cell table:style-name="ce5" table:formula="of:=[.$B5]/[.D5]" office:value-type="float" office:value="3.47107438016529" calcext:value-type="float">
            <text:p>3,4711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177.mesa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42" calcext:value-type="float">
            <text:p>242</text:p>
          </table:table-cell>
          <table:table-cell table:style-name="ce5" table:formula="of:=[.$B6]/[.C6]" office:value-type="float" office:value="5.12820512820513" calcext:value-type="float">
            <text:p>5,1282</text:p>
          </table:table-cell>
          <table:table-cell table:style-name="ce5" table:formula="of:=[.$B6]/[.D6]" office:value-type="float" office:value="5.78512396694215" calcext:value-type="float">
            <text:p>5,7851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178.galgel</text:p>
          </table:table-cell>
          <table:table-cell table:style-name="ce1" office:value-type="float" office:value="2900" calcext:value-type="float">
            <text:p>2900</text:p>
          </table:table-cell>
          <table:table-cell table:number-columns-repeated="2" table:style-name="ce1" office:value-type="float" office:value="571" calcext:value-type="float">
            <text:p>571</text:p>
          </table:table-cell>
          <table:table-cell table:style-name="ce5" table:formula="of:=[.$B7]/[.C7]" office:value-type="float" office:value="5.07880910683012" calcext:value-type="float">
            <text:p>5,0788</text:p>
          </table:table-cell>
          <table:table-cell table:style-name="ce5" table:formula="of:=[.$B7]/[.D7]" office:value-type="float" office:value="5.07880910683012" calcext:value-type="float">
            <text:p>5,07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79.art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038" calcext:value-type="float">
            <text:p>1038</text:p>
          </table:table-cell>
          <table:table-cell table:style-name="ce5" table:formula="of:=[.$B8]/[.C8]" office:value-type="float" office:value="2.5" calcext:value-type="float">
            <text:p>2,5000</text:p>
          </table:table-cell>
          <table:table-cell table:style-name="ce5" table:formula="of:=[.$B8]/[.D8]" office:value-type="float" office:value="2.50481695568401" calcext:value-type="float">
            <text:p>2,50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83.equak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387" calcext:value-type="float">
            <text:p>387</text:p>
          </table:table-cell>
          <table:table-cell table:style-name="ce5" table:formula="of:=[.$B9]/[.C9]" office:value-type="float" office:value="2.59481037924152" calcext:value-type="float">
            <text:p>2,5948</text:p>
          </table:table-cell>
          <table:table-cell table:style-name="ce5" table:formula="of:=[.$B9]/[.D9]" office:value-type="float" office:value="3.35917312661499" calcext:value-type="float">
            <text:p>3,359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87.facerec</text:p>
          </table:table-cell>
          <table:table-cell table:style-name="ce1" office:value-type="float" office:value="1900" calcext:value-type="float">
            <text:p>1900</text:p>
          </table:table-cell>
          <table:table-cell table:number-columns-repeated="2" table:style-name="ce1" office:value-type="float" office:value="434" calcext:value-type="float">
            <text:p>434</text:p>
          </table:table-cell>
          <table:table-cell table:style-name="ce5" table:formula="of:=[.$B10]/[.C10]" office:value-type="float" office:value="4.3778801843318" calcext:value-type="float">
            <text:p>4,3779</text:p>
          </table:table-cell>
          <table:table-cell table:style-name="ce5" table:formula="of:=[.$B10]/[.D10]" office:value-type="float" office:value="4.3778801843318" calcext:value-type="float">
            <text:p>4,377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88.ammp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697" calcext:value-type="float">
            <text:p>697</text:p>
          </table:table-cell>
          <table:table-cell table:style-name="ce5" table:formula="of:=[.$B11]/[.C11]" office:value-type="float" office:value="3.12056737588652" calcext:value-type="float">
            <text:p>3,1206</text:p>
          </table:table-cell>
          <table:table-cell table:style-name="ce5" table:formula="of:=[.$B11]/[.D11]" office:value-type="float" office:value="3.15638450502152" calcext:value-type="float">
            <text:p>3,156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89.luca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758" calcext:value-type="float">
            <text:p>758</text:p>
          </table:table-cell>
          <table:table-cell table:style-name="ce5" table:formula="of:=[.$B12]/[.C12]" office:value-type="float" office:value="2.55102040816327" calcext:value-type="float">
            <text:p>2,5510</text:p>
          </table:table-cell>
          <table:table-cell table:style-name="ce5" table:formula="of:=[.$B12]/[.D12]" office:value-type="float" office:value="2.63852242744063" calcext:value-type="float">
            <text:p>2,638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91.fma3d</text:p>
          </table:table-cell>
          <table:table-cell table:style-name="ce1" office:value-type="float" office:value="2100" calcext:value-type="float">
            <text:p>2100</text:p>
          </table:table-cell>
          <table:table-cell table:number-columns-repeated="2" table:style-name="ce1" office:value-type="float" office:value="534" calcext:value-type="float">
            <text:p>534</text:p>
          </table:table-cell>
          <table:table-cell table:style-name="ce5" table:formula="of:=[.$B13]/[.C13]" office:value-type="float" office:value="3.93258426966292" calcext:value-type="float">
            <text:p>3,9326</text:p>
          </table:table-cell>
          <table:table-cell table:style-name="ce5" table:formula="of:=[.$B13]/[.D13]" office:value-type="float" office:value="3.93258426966292" calcext:value-type="float">
            <text:p>3,93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0.sixtrack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36" calcext:value-type="float">
            <text:p>336</text:p>
          </table:table-cell>
          <table:table-cell table:style-name="ce5" table:formula="of:=[.$B14]/[.C14]" office:value-type="float" office:value="2.78481012658228" calcext:value-type="float">
            <text:p>2,7848</text:p>
          </table:table-cell>
          <table:table-cell table:style-name="ce5" table:formula="of:=[.$B14]/[.D14]" office:value-type="float" office:value="3.27380952380952" calcext:value-type="float">
            <text:p>3,273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01.apsi</text:p>
          </table:table-cell>
          <table:table-cell table:style-name="ce1" office:value-type="float" office:value="2600" calcext:value-type="float">
            <text:p>2600</text:p>
          </table:table-cell>
          <table:table-cell table:number-columns-repeated="2" table:style-name="ce1" office:value-type="float" office:value="866" calcext:value-type="float">
            <text:p>866</text:p>
          </table:table-cell>
          <table:table-cell table:style-name="ce5" table:formula="of:=[.$B15]/[.C15]" office:value-type="float" office:value="3.00230946882217" calcext:value-type="float">
            <text:p>3,0023</text:p>
          </table:table-cell>
          <table:table-cell table:style-name="ce5" table:formula="of:=[.$B15]/[.D15]" office:value-type="float" office:value="3.00230946882217" calcext:value-type="float">
            <text:p>3,0023</text:p>
          </table:table-cell>
          <table:table-cell table:number-columns-repeated="1018"/>
        </table:table-row>
        <table:table-row table:style-name="ro3">
          <table:table-cell/>
          <table:table-cell table:style-name="ce2" table:formula="of:=SUM([.B2:.B15])" office:value-type="float" office:value="28700" calcext:value-type="float">
            <text:p>28700</text:p>
          </table:table-cell>
          <table:table-cell table:style-name="ce2" table:formula="of:=SUM([.C2:.C15])" office:value-type="float" office:value="8349" calcext:value-type="float">
            <text:p>8349</text:p>
          </table:table-cell>
          <table:table-cell table:style-name="ce2" table:formula="of:=SUM([.D2:.D15])" office:value-type="float" office:value="7937" calcext:value-type="float">
            <text:p>7937</text:p>
          </table:table-cell>
          <table:table-cell table:style-name="ce5" table:formula="of:=GEOMEAN([.E2:.E15])" office:value-type="float" office:value="3.4825264428548" calcext:value-type="float">
            <text:p>3,4825</text:p>
          </table:table-cell>
          <table:table-cell table:style-name="ce5" table:formula="of:=GEOMEAN([.F2:.F15])" office:value-type="float" office:value="3.74187893269189" calcext:value-type="float">
            <text:p>3,7419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table:style-name="ce4" table:number-columns-repeated="2"/>
          <table:table-cell table:style-name="ce3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Apartado 2</text:p>
          </table:table-cell>
          <table:table-cell table:style-name="ce5" table:formula="of:=[.B16]/[.C16]" office:value-type="float" office:value="3.43753742963229" calcext:value-type="float">
            <text:p>3,4375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Apartado 3</text:p>
          </table:table-cell>
          <table:table-cell table:style-name="ce5" table:formula="of:=[.C16]/[.D16]" office:value-type="float" office:value="1.05190878165554" calcext:value-type="float">
            <text:p>1,0519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6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1" office:value-type="string" calcext:value-type="string">
            <text:p>Programa</text:p>
          </table:table-cell>
          <table:table-cell table:style-name="ce1" office:value-type="string" calcext:value-type="string">
            <text:p>R (s)</text:p>
          </table:table-cell>
          <table:table-cell table:style-name="ce1" office:value-type="string" calcext:value-type="string">
            <text:p>A (s)</text:p>
          </table:table-cell>
          <table:table-cell table:style-name="ce1" office:value-type="string" calcext:value-type="string">
            <text:p>B (s)</text:p>
          </table:table-cell>
          <table:table-cell table:style-name="ce1" office:value-type="string" calcext:value-type="string">
            <text:p>R/A</text:p>
          </table:table-cell>
          <table:table-cell table:style-name="ce1" office:value-type="string" calcext:value-type="string">
            <text:p>R/B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inky-winky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539" calcext:value-type="float">
            <text:p>539</text:p>
          </table:table-cell>
          <table:table-cell table:style-name="ce6" table:formula="of:=[.$B2]/[.C2]" office:value-type="float" office:value="5.16898608349901" calcext:value-type="float">
            <text:p>5,1690</text:p>
          </table:table-cell>
          <table:table-cell table:style-name="ce6" table:formula="of:=[.$B2]/[.D2]" office:value-type="float" office:value="4.82374768089054" calcext:value-type="float">
            <text:p>4,8237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dipsy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62" calcext:value-type="float">
            <text:p>762</text:p>
          </table:table-cell>
          <table:table-cell table:style-name="ce6" table:formula="of:=[.$B3]/[.C3]" office:value-type="float" office:value="3.21100917431193" calcext:value-type="float">
            <text:p>3,2110</text:p>
          </table:table-cell>
          <table:table-cell table:style-name="ce6" table:formula="of:=[.$B3]/[.D3]" office:value-type="float" office:value="2.75590551181102" calcext:value-type="float">
            <text:p>2,7559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laa-laa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716" calcext:value-type="float">
            <text:p>716</text:p>
          </table:table-cell>
          <table:table-cell table:style-name="ce6" table:formula="of:=[.$B4]/[.C4]" office:value-type="float" office:value="13.8613861386139" calcext:value-type="float">
            <text:p>13,8614</text:p>
          </table:table-cell>
          <table:table-cell table:style-name="ce6" table:formula="of:=[.$B4]/[.D4]" office:value-type="float" office:value="13.6871508379888" calcext:value-type="float">
            <text:p>13,6872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po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760" calcext:value-type="float">
            <text:p>760</text:p>
          </table:table-cell>
          <table:table-cell table:style-name="ce6" table:formula="of:=[.$B5]/[.C5]" office:value-type="float" office:value="3.07486631016043" calcext:value-type="float">
            <text:p>3,0749</text:p>
          </table:table-cell>
          <table:table-cell table:style-name="ce6" table:formula="of:=[.$B5]/[.D5]" office:value-type="float" office:value="3.02631578947368" calcext:value-type="float">
            <text:p>3,0263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noo-noo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235" calcext:value-type="float">
            <text:p>235</text:p>
          </table:table-cell>
          <table:table-cell table:style-name="ce6" table:formula="of:=[.$B6]/[.C6]" office:value-type="float" office:value="4.95867768595041" calcext:value-type="float">
            <text:p>4,9587</text:p>
          </table:table-cell>
          <table:table-cell table:style-name="ce6" table:formula="of:=[.$B6]/[.D6]" office:value-type="float" office:value="7.65957446808511" calcext:value-type="float">
            <text:p>7,6596</text:p>
          </table:table-cell>
          <table:table-cell table:style-name="ce1"/>
          <table:table-cell table:number-columns-repeated="1017"/>
        </table:table-row>
        <table:table-row table:style-name="ro3">
          <table:table-cell/>
          <table:table-cell table:style-name="ce2" table:formula="of:=SUM([.B2:.B6])" office:value-type="float" office:value="18600" calcext:value-type="float">
            <text:p>18600</text:p>
          </table:table-cell>
          <table:table-cell table:style-name="ce2" table:formula="of:=SUM([.C2:.C6])" office:value-type="float" office:value="2975" calcext:value-type="float">
            <text:p>2975</text:p>
          </table:table-cell>
          <table:table-cell table:style-name="ce2" table:formula="of:=SUM([.D2:.D6])" office:value-type="float" office:value="3012" calcext:value-type="float">
            <text:p>3012</text:p>
          </table:table-cell>
          <table:table-cell table:style-name="ce5" table:formula="of:=GEOMEAN([.E2:.E6])" office:value-type="float" office:value="5.1169260183078" calcext:value-type="float">
            <text:p>5,1169</text:p>
          </table:table-cell>
          <table:table-cell table:style-name="ce5" table:formula="of:=GEOMEAN([.F2:.F6])" office:value-type="float" office:value="5.30904209967978" calcext:value-type="float">
            <text:p>5,309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Apartado 1</text:p>
          </table:table-cell>
          <table:table-cell table:style-name="ce5" table:formula="of:=[.D7]/[.C7]" office:value-type="float" office:value="1.01243697478992" calcext:value-type="float">
            <text:p>1,0124</text:p>
          </table:table-cell>
          <table:table-cell/>
          <table:table-cell table:style-name="ce3" office:value-type="string" calcext:value-type="string">
            <text:p>Apartado 2</text:p>
          </table:table-cell>
          <table:table-cell table:style-name="ce5" table:formula="of:=[.F7]/[.E7]" office:value-type="float" office:value="1.0375452138031" calcext:value-type="float">
            <text:p>1,0375</text:p>
          </table:table-cell>
          <table:table-cell table:number-columns-repeated="1018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11" table:style-name="ta4">
        <table:table-column table:style-name="co2" table:number-columns-repeated="1024" table:default-cell-style-name="Default"/>
        <table:table-row table:style-name="ro3">
          <table:table-cell table:style-name="ce1" office:value-type="string" calcext:value-type="string">
            <text:p>Program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 = B-A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lucho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C2]-[.B2]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lupit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[.C3]-[.B3]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lulil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[.C4]-[.B4]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lurdo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formula="of:=[.C5]-[.B5]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lutecio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[.C6]-[.B6]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7" table:formula="of:=SUM([.B2:.B6])" office:value-type="float" office:value="219" calcext:value-type="float">
            <text:p>219</text:p>
          </table:table-cell>
          <table:table-cell table:style-name="ce7" table:formula="of:=SUM([.C2:.C6])" office:value-type="float" office:value="239" calcext:value-type="float">
            <text:p>239</text:p>
          </table:table-cell>
          <table:table-cell table:style-name="ce2" table:formula="of:=AVERAGE([.D2:.D6])" office:value-type="float" office:value="4" calcext:value-type="float">
            <text:p>4</text:p>
          </table:table-cell>
          <table:table-cell table:style-name="ce1" office:value-type="string" calcext:value-type="string">
            <text:p>medi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2" table:formula="of:=STDEV([.D2:.D6])" office:value-type="float" office:value="1.4142135623731" calcext:value-type="float">
            <text:p>1,4142135623731</text:p>
          </table:table-cell>
          <table:table-cell table:style-name="ce1" office:value-type="string" calcext:value-type="string">
            <text:p>s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Mejora:</text:p>
          </table:table-cell>
          <table:table-cell table:style-name="ce8" table:formula="of:=[.C7]/[.B7]" office:value-type="float" office:value="1.09132420091324" calcext:value-type="float">
            <text:p>1,09132420091324</text:p>
          </table:table-cell>
          <table:table-cell table:style-name="ce2" table:formula="of:=[.D7]/([.D8]/SQRT(5))" office:value-type="float" office:value="6.32455532033676" calcext:value-type="float">
            <text:p>6,32455532033676</text:p>
          </table:table-cell>
          <table:table-cell table:style-name="ce1" office:value-type="string" calcext:value-type="string">
            <text:p>t_exp</text:p>
          </table:table-cell>
          <table:table-cell table:number-columns-repeated="1019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13" table:style-name="ta5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1" office:value-type="string" calcext:value-type="string">
            <text:p>Program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/A</text:p>
          </table:table-cell>
          <table:table-cell table:style-name="ce1" office:value-type="string" calcext:value-type="string">
            <text:p>R/B</text:p>
          </table:table-cell>
          <table:table-cell table:style-name="ce1" office:value-type="string" calcext:value-type="string">
            <text:p>d = A-B</text:p>
          </table:table-cell>
          <table:table-cell table:number-columns-repeated="1017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6" office:value-type="float" office:value="103.9" calcext:value-type="float">
            <text:p>103,9000</text:p>
          </table:table-cell>
          <table:table-cell table:style-name="ce6" office:value-type="float" office:value="96.2" calcext:value-type="float">
            <text:p>96,2000</text:p>
          </table:table-cell>
          <table:table-cell table:style-name="ce6" office:value-type="float" office:value="95.3" calcext:value-type="float">
            <text:p>95,3000</text:p>
          </table:table-cell>
          <table:table-cell table:style-name="ce5" table:formula="of:=[.$B2]/[.C2]" office:value-type="float" office:value="1.08004158004158" calcext:value-type="float">
            <text:p>1,0800</text:p>
          </table:table-cell>
          <table:table-cell table:style-name="ce5" table:formula="of:=[.$B2]/[.D2]" office:value-type="float" office:value="1.09024134312697" calcext:value-type="float">
            <text:p>1,0902</text:p>
          </table:table-cell>
          <table:table-cell table:style-name="ce5" table:formula="of:=[.C2]-[.D2]" office:value-type="float" office:value="0.900000000000006" calcext:value-type="float">
            <text:p>0,9000</text:p>
          </table:table-cell>
          <table:table-cell table:number-columns-repeated="1017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6" office:value-type="float" office:value="53.8" calcext:value-type="float">
            <text:p>53,8000</text:p>
          </table:table-cell>
          <table:table-cell table:style-name="ce6" office:value-type="float" office:value="13.1" calcext:value-type="float">
            <text:p>13,1000</text:p>
          </table:table-cell>
          <table:table-cell table:style-name="ce6" office:value-type="float" office:value="10.2" calcext:value-type="float">
            <text:p>10,2000</text:p>
          </table:table-cell>
          <table:table-cell table:style-name="ce5" table:formula="of:=[.$B3]/[.C3]" office:value-type="float" office:value="4.10687022900763" calcext:value-type="float">
            <text:p>4,1069</text:p>
          </table:table-cell>
          <table:table-cell table:style-name="ce5" table:formula="of:=[.$B3]/[.D3]" office:value-type="float" office:value="5.27450980392157" calcext:value-type="float">
            <text:p>5,2745</text:p>
          </table:table-cell>
          <table:table-cell table:style-name="ce5" table:formula="of:=[.C3]-[.D3]" office:value-type="float" office:value="2.9" calcext:value-type="float">
            <text:p>2,9000</text:p>
          </table:table-cell>
          <table:table-cell table:number-columns-repeated="1017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6" office:value-type="float" office:value="156.3" calcext:value-type="float">
            <text:p>156,3000</text:p>
          </table:table-cell>
          <table:table-cell table:style-name="ce6" office:value-type="float" office:value="79.6" calcext:value-type="float">
            <text:p>79,6000</text:p>
          </table:table-cell>
          <table:table-cell table:style-name="ce6" office:value-type="float" office:value="67.4" calcext:value-type="float">
            <text:p>67,4000</text:p>
          </table:table-cell>
          <table:table-cell table:style-name="ce5" table:formula="of:=[.$B4]/[.C4]" office:value-type="float" office:value="1.96356783919598" calcext:value-type="float">
            <text:p>1,9636</text:p>
          </table:table-cell>
          <table:table-cell table:style-name="ce5" table:formula="of:=[.$B4]/[.D4]" office:value-type="float" office:value="2.31899109792285" calcext:value-type="float">
            <text:p>2,3190</text:p>
          </table:table-cell>
          <table:table-cell table:style-name="ce5" table:formula="of:=[.C4]-[.D4]" office:value-type="float" office:value="12.2" calcext:value-type="float">
            <text:p>12,2000</text:p>
          </table:table-cell>
          <table:table-cell table:number-columns-repeated="1017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6" office:value-type="float" office:value="98.1" calcext:value-type="float">
            <text:p>98,1000</text:p>
          </table:table-cell>
          <table:table-cell table:style-name="ce6" office:value-type="float" office:value="45.2" calcext:value-type="float">
            <text:p>45,2000</text:p>
          </table:table-cell>
          <table:table-cell table:style-name="ce6" office:value-type="float" office:value="51.8" calcext:value-type="float">
            <text:p>51,8000</text:p>
          </table:table-cell>
          <table:table-cell table:style-name="ce5" table:formula="of:=[.$B5]/[.C5]" office:value-type="float" office:value="2.17035398230088" calcext:value-type="float">
            <text:p>2,1704</text:p>
          </table:table-cell>
          <table:table-cell table:style-name="ce5" table:formula="of:=[.$B5]/[.D5]" office:value-type="float" office:value="1.89382239382239" calcext:value-type="float">
            <text:p>1,8938</text:p>
          </table:table-cell>
          <table:table-cell table:style-name="ce5" table:formula="of:=[.C5]-[.D5]" office:value-type="float" office:value="-6.59999999999999" calcext:value-type="float">
            <text:p>-6,6000</text:p>
          </table:table-cell>
          <table:table-cell table:number-columns-repeated="1017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6" office:value-type="float" office:value="238.5" calcext:value-type="float">
            <text:p>238,5000</text:p>
          </table:table-cell>
          <table:table-cell table:style-name="ce6" office:value-type="float" office:value="88.3" calcext:value-type="float">
            <text:p>88,3000</text:p>
          </table:table-cell>
          <table:table-cell table:style-name="ce6" office:value-type="float" office:value="89.3" calcext:value-type="float">
            <text:p>89,3000</text:p>
          </table:table-cell>
          <table:table-cell table:style-name="ce5" table:formula="of:=[.$B6]/[.C6]" office:value-type="float" office:value="2.70101925254813" calcext:value-type="float">
            <text:p>2,7010</text:p>
          </table:table-cell>
          <table:table-cell table:style-name="ce5" table:formula="of:=[.$B6]/[.D6]" office:value-type="float" office:value="2.67077267637178" calcext:value-type="float">
            <text:p>2,6708</text:p>
          </table:table-cell>
          <table:table-cell table:style-name="ce5" table:formula="of:=[.C6]-[.D6]" office:value-type="float" office:value="-1" calcext:value-type="float">
            <text:p>-1,0000</text:p>
          </table:table-cell>
          <table:table-cell table:number-columns-repeated="1017"/>
        </table:table-row>
        <table:table-row table:style-name="ro3">
          <table:table-cell/>
          <table:table-cell table:style-name="ce5"/>
          <table:table-cell table:style-name="ce5" table:formula="of:=SUM([.C2:.C6])" office:value-type="float" office:value="322.4" calcext:value-type="float">
            <text:p>322,4000</text:p>
          </table:table-cell>
          <table:table-cell table:style-name="ce5" table:formula="of:=SUM([.D2:.D6])" office:value-type="float" office:value="314" calcext:value-type="float">
            <text:p>314,0000</text:p>
          </table:table-cell>
          <table:table-cell table:style-name="ce5" table:formula="of:=GEOMEAN([.E2:.E6])" office:value-type="float" office:value="2.19589274391245" calcext:value-type="float">
            <text:p>2,1959</text:p>
          </table:table-cell>
          <table:table-cell table:style-name="ce5" table:formula="of:=GEOMEAN([.F2:.F6])" office:value-type="float" office:value="2.3216460042806" calcext:value-type="float">
            <text:p>2,3216</text:p>
          </table:table-cell>
          <table:table-cell table:style-name="ce5" table:formula="of:=AVERAGE([.G2:.G6])" office:value-type="float" office:value="1.68" calcext:value-type="float">
            <text:p>1,6800</text:p>
          </table:table-cell>
          <table:table-cell table:style-name="ce1" office:value-type="string" calcext:value-type="string">
            <text:p>media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8" office:value-type="string" calcext:value-type="string">
            <text:p>Rend. total ejec.</text:p>
          </table:table-cell>
          <table:table-cell table:style-name="ce2" table:formula="of:=[.C7]/[.D7]" office:value-type="float" office:value="1.02675159235669" calcext:value-type="float">
            <text:p>1,02675159235669</text:p>
          </table:table-cell>
          <table:table-cell table:style-name="ce8" office:value-type="string" calcext:value-type="string">
            <text:p>Rend. índice</text:p>
          </table:table-cell>
          <table:table-cell table:style-name="ce2" table:formula="of:=[.F7]/[.E7]" office:value-type="float" office:value="1.05726748754773" calcext:value-type="float">
            <text:p>1,05726748754773</text:p>
          </table:table-cell>
          <table:table-cell table:style-name="ce5" table:formula="of:=STDEV([.G2:.G6])" office:value-type="float" office:value="6.86491077873558" calcext:value-type="float">
            <text:p>6,8649</text:p>
          </table:table-cell>
          <table:table-cell table:style-name="ce1" office:value-type="string" calcext:value-type="string">
            <text:p>s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5"/>
          <table:table-cell table:number-columns-repeated="1017"/>
        </table:table-row>
        <table:table-row table:style-name="ro3">
          <table:table-cell table:number-columns-repeated="4"/>
          <table:table-cell table:style-name="ce1" office:value-type="string" calcext:value-type="string">
            <text:p>extremo inf.</text:p>
          </table:table-cell>
          <table:table-cell table:style-name="ce5" table:formula="of:=[.$G$7]-[.$G$8]/SQRT([.$G$11])*[.$G$10]" office:value-type="float" office:value="-6.85482638136242" calcext:value-type="float">
            <text:p>-6,8548</text:p>
          </table:table-cell>
          <table:table-cell table:style-name="ce1" office:value-type="float" office:value="2.78" calcext:value-type="float">
            <text:p>2,78</text:p>
          </table:table-cell>
          <table:table-cell table:style-name="ce1" office:value-type="string" calcext:value-type="string">
            <text:p>t (0.025,4)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 office:value-type="string" calcext:value-type="string">
            <text:p>extremo sup.</text:p>
          </table:table-cell>
          <table:table-cell table:style-name="ce5" table:formula="of:=[.$G$7]+[.$G$8]/SQRT([.$G$11])*[.$G$10]" office:value-type="float" office:value="10.2148263813624" calcext:value-type="float">
            <text:p>10,21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</text:p>
          </table:table-cell>
          <table:table-cell table:number-columns-repeated="1016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17" table:style-name="ta6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1" office:value-type="string" calcext:value-type="string">
            <text:p>Exp.</text:p>
          </table:table-cell>
          <table:table-cell table:style-name="ce1" office:value-type="string" calcext:value-type="string">
            <text:p>Conf. 1</text:p>
          </table:table-cell>
          <table:table-cell table:style-name="ce1" office:value-type="string" calcext:value-type="string">
            <text:p>Conf. 2</text:p>
          </table:table-cell>
          <table:table-cell table:style-name="ce1" office:value-type="string" calcext:value-type="string">
            <text:p>Conf. 3</text:p>
          </table:table-cell>
          <table:table-cell table:style-name="ce1" office:value-type="string" calcext:value-type="string">
            <text:p>Conf. 4</text:p>
          </table:table-cell>
          <table:table-cell table:style-name="ce1" office:value-type="string" calcext:value-type="string">
            <text:p>Conf. 5</text:p>
          </table:table-cell>
          <table:table-cell table:number-columns-repeated="1018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15.2" calcext:value-type="float">
            <text:p>15,2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17.8" calcext:value-type="float">
            <text:p>17,8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17.8" calcext:value-type="float">
            <text:p>17,8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15.2" calcext:value-type="float">
            <text:p>15,2</text:p>
          </table:table-cell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15.7" calcext:value-type="float">
            <text:p>15,7</text:p>
          </table:table-cell>
          <table:table-cell table:style-name="ce1" office:value-type="float" office:value="17.9" calcext:value-type="float">
            <text:p>17,9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float" office:value="16.5" calcext:value-type="float">
            <text:p>16,5</text:p>
          </table:table-cell>
          <table:table-cell table:style-name="ce1" office:value-type="float" office:value="16.3" calcext:value-type="float">
            <text:p>16,3</text:p>
          </table:table-cell>
          <table:table-cell table:style-name="ce1" office:value-type="float" office:value="17.9" calcext:value-type="float">
            <text:p>17,9</text:p>
          </table:table-cell>
          <table:table-cell table:style-name="ce1" office:value-type="float" office:value="15.3" calcext:value-type="float">
            <text:p>15,3</text:p>
          </table:table-cell>
          <table:table-cell table:style-name="ce1" office:value-type="float" office:value="18.1" calcext:value-type="float">
            <text:p>18,1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15.9" calcext:value-type="float">
            <text:p>15,9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18.9" calcext:value-type="float">
            <text:p>18,9</text:p>
          </table:table-cell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18.2" calcext:value-type="float">
            <text:p>18,2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14.8" calcext:value-type="float">
            <text:p>14,8</text:p>
          </table:table-cell>
          <table:table-cell table:style-name="ce1" office:value-type="float" office:value="15.4" calcext:value-type="float">
            <text:p>15,4</text:p>
          </table:table-cell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18.9" calcext:value-type="float">
            <text:p>18,9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5.2" calcext:value-type="float">
            <text:p>15,2</text:p>
          </table:table-cell>
          <table:table-cell table:style-name="ce1" office:value-type="float" office:value="18.1" calcext:value-type="float">
            <text:p>18,1</text:p>
          </table:table-cell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18.3" calcext:value-type="float">
            <text:p>18,3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float" office:value="15.6" calcext:value-type="float">
            <text:p>15,6</text:p>
          </table:table-cell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19.5" calcext:value-type="float">
            <text:p>19,5</text:p>
          </table:table-cell>
          <table:table-cell table:style-name="ce1" office:value-type="float" office:value="15.2" calcext:value-type="float">
            <text:p>15,2</text:p>
          </table:table-cell>
          <table:table-cell table:style-name="ce1" office:value-type="float" office:value="18.8" calcext:value-type="float">
            <text:p>18,8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17.8" calcext:value-type="float">
            <text:p>17,8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float" office:value="16.3" calcext:value-type="float">
            <text:p>16,3</text:p>
          </table:table-cell>
          <table:table-cell table:style-name="ce1" office:value-type="float" office:value="15.2" calcext:value-type="float">
            <text:p>15,2</text:p>
          </table:table-cell>
          <table:table-cell table:style-name="ce1" office:value-type="float" office:value="19.4" calcext:value-type="float">
            <text:p>19,4</text:p>
          </table:table-cell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18.2" calcext:value-type="float">
            <text:p>18,2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3" calcext:value-type="float">
            <text:p>15,3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19.7" calcext:value-type="float">
            <text:p>19,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.1" calcext:value-type="float">
            <text:p>18,1</text:p>
          </table:table-cell>
          <table:table-cell table:style-name="ce1" table:number-columns-repeated="5"/>
          <table:table-cell table:number-columns-repeated="1013"/>
        </table:table-row>
        <table:table-row table:style-name="ro3">
          <table:table-cell/>
          <table:table-cell table:style-name="ce2" table:formula="of:=AVERAGE([.B2:.B11])" office:value-type="float" office:value="15.7" calcext:value-type="float">
            <text:p>15,7</text:p>
          </table:table-cell>
          <table:table-cell table:style-name="ce2" table:formula="of:=AVERAGE([.C2:.C11])" office:value-type="float" office:value="15.63" calcext:value-type="float">
            <text:p>15,63</text:p>
          </table:table-cell>
          <table:table-cell table:style-name="ce2" table:formula="of:=AVERAGE([.D2:.D11])" office:value-type="float" office:value="18.68" calcext:value-type="float">
            <text:p>18,68</text:p>
          </table:table-cell>
          <table:table-cell table:style-name="ce2" table:formula="of:=AVERAGE([.E2:.E11])" office:value-type="float" office:value="15.5" calcext:value-type="float">
            <text:p>15,5</text:p>
          </table:table-cell>
          <table:table-cell table:style-name="ce2" table:formula="of:=AVERAGE([.F2:.F11])" office:value-type="float" office:value="18.21" calcext:value-type="float">
            <text:p>18,21</text:p>
          </table:table-cell>
          <table:table-cell table:number-columns-repeated="1018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3:19:39.535410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j5" style:display-name="PageStyle_Ej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6" style:display-name="PageStyle_Ej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1" style:display-name="PageStyle_Ej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3" style:display-name="PageStyle_Ej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7" style:display-name="PageStyle_Ej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5T13:21:50.386936057</dc:date>
    <meta:editing-duration>PT2M10S</meta:editing-duration>
    <meta:editing-cycles>1</meta:editing-cycles>
    <meta:document-statistic meta:table-count="6" meta:cell-count="344" meta:object-count="0"/>
  </office:meta>
</office:document-meta>
</file>